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38.36mm"/>
    </style:style>
    <style:style style:name="co4" style:family="table-column">
      <style:table-column-properties fo:break-before="auto" style:column-width="25.93mm"/>
    </style:style>
    <style:style style:name="co5" style:family="table-column">
      <style:table-column-properties fo:break-before="auto" style:column-width="38.14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141.82mm"/>
    </style:style>
    <style:style style:name="co9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4" style:family="table-cell" style:parent-style-name="Default" style:data-style-name="N108"/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INSTRUCTION SET</text:p>
          </table:table-cell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OPCODE NAME</text:p>
          </table:table-cell>
          <table:table-cell table:style-name="ce7" office:value-type="string" calcext:value-type="string">
            <text:p>FUNCT3</text:p>
          </table:table-cell>
          <table:table-cell table:style-name="ce7" office:value-type="string" calcext:value-type="string">
            <text:p>FUNCT7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DESCRIPTION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DD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D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UB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ubstract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left logical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U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Or <text:s/>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nd <text:s/>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filter>
            <table:filter-and>
              <table:filter-condition table:field-number="3" table:value="OP " table:operator="="/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7"/>
    </number:number-style>
    <number:number-style style:name="N108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Kategorija_20_vrtilne_20_tabele" style:display-name="Kategorija vrtilne tabe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Naslov_20_vrtilne_20_tabele" style:display-name="Naslov vrtilne tabe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Polje_20_vrtilne_20_tabele" style:display-name="Polje vrtilne tabele" style:family="table-cell" style:parent-style-name="Default" style:data-style-name="N0">
      <style:table-cell-properties fo:background-color="transparent" style:vertical-align="automatic"/>
    </style:style>
    <style:style style:name="Rezultat_20_vrtilne_20_tabele" style:display-name="Rezultat vrtilne tabele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Vogal_20_vrtilne_20_tabele" style:display-name="Vogal vrtilne tabele" style:family="table-cell" style:parent-style-name="Default" style:data-style-name="N0">
      <style:table-cell-properties fo:background-color="transparent" style:vertical-align="automatic"/>
    </style:style>
    <style:style style:name="Vrednost_20_vrtilne_20_tabele" style:display-name="Vrednost vrtilne tabele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.00.0000</text:date>, <text:time style:data-style-name="N2" text:time-value="16:48:30.312994932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1-24T17:23:45Z</meta:creation-date>
    <dc:date>2019-12-22T18:29:38.798402357</dc:date>
    <meta:editing-cycles>11</meta:editing-cycles>
    <meta:editing-duration>PT2H52M34S</meta:editing-duration>
    <meta:document-statistic meta:table-count="1" meta:cell-count="339" meta:object-count="0"/>
  </office:meta>
</office:document-meta>
</file>